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ab1" officeooo:paragraph-rsid="00046ae1"/>
    </style:style>
    <style:style style:name="P2" style:family="paragraph" style:parent-style-name="Preformatted_20_Text">
      <style:text-properties officeooo:rsid="0005cb5b" officeooo:paragraph-rsid="0005cb5b"/>
    </style:style>
    <style:style style:name="P3" style:family="paragraph" style:parent-style-name="Preformatted_20_Text">
      <style:text-properties officeooo:rsid="002be1a3" officeooo:paragraph-rsid="002be1a3"/>
    </style:style>
    <style:style style:name="P4" style:family="paragraph" style:parent-style-name="Preformatted_20_Text">
      <style:text-properties officeooo:rsid="0030c045" officeooo:paragraph-rsid="0030c045"/>
    </style:style>
    <style:style style:name="P5" style:family="paragraph" style:parent-style-name="Preformatted_20_Text">
      <style:text-properties officeooo:rsid="0032a5fc" officeooo:paragraph-rsid="0032a5fc"/>
    </style:style>
    <style:style style:name="P6" style:family="paragraph" style:parent-style-name="Preformatted_20_Text">
      <style:text-properties officeooo:rsid="0032a5fc" officeooo:paragraph-rsid="0035c212"/>
    </style:style>
    <style:style style:name="P7" style:family="paragraph" style:parent-style-name="Preformatted_20_Text">
      <style:text-properties officeooo:rsid="0032a5fc" officeooo:paragraph-rsid="003c4575"/>
    </style:style>
    <style:style style:name="P8" style:family="paragraph" style:parent-style-name="Preformatted_20_Text">
      <style:paragraph-properties fo:text-align="start" style:justify-single-word="false"/>
      <style:text-properties officeooo:rsid="0032a5fc" officeooo:paragraph-rsid="00454c9e"/>
    </style:style>
    <style:style style:name="P9" style:family="paragraph" style:parent-style-name="Preformatted_20_Text">
      <style:text-properties officeooo:rsid="00465240" officeooo:paragraph-rsid="00465240"/>
    </style:style>
    <style:style style:name="P10" style:family="paragraph" style:parent-style-name="Preformatted_20_Text">
      <style:text-properties officeooo:rsid="0048292b" officeooo:paragraph-rsid="0048292b"/>
    </style:style>
    <style:style style:name="T1" style:family="text">
      <style:text-properties officeooo:rsid="001d764d"/>
    </style:style>
    <style:style style:name="T2" style:family="text">
      <style:text-properties officeooo:rsid="00046ae1"/>
    </style:style>
    <style:style style:name="T3" style:family="text">
      <style:text-properties officeooo:rsid="002b9716"/>
    </style:style>
    <style:style style:name="T4" style:family="text">
      <style:text-properties officeooo:rsid="002dd0ef"/>
    </style:style>
    <style:style style:name="T5" style:family="text">
      <style:text-properties officeooo:rsid="002f6000"/>
    </style:style>
    <style:style style:name="T6" style:family="text">
      <style:text-properties officeooo:rsid="00321328"/>
    </style:style>
    <style:style style:name="T7" style:family="text">
      <style:text-properties officeooo:rsid="0032a5fc"/>
    </style:style>
    <style:style style:name="T8" style:family="text">
      <style:text-properties officeooo:rsid="003451c3"/>
    </style:style>
    <style:style style:name="T9" style:family="text">
      <style:text-properties officeooo:rsid="00377531"/>
    </style:style>
    <style:style style:name="T10" style:family="text">
      <style:text-properties officeooo:rsid="0039984d"/>
    </style:style>
    <style:style style:name="T11" style:family="text">
      <style:text-properties officeooo:rsid="003c4575"/>
    </style:style>
    <style:style style:name="T12" style:family="text">
      <style:text-properties officeooo:rsid="0040e6b9"/>
    </style:style>
    <style:style style:name="T13" style:family="text">
      <style:text-properties officeooo:rsid="0042d943"/>
    </style:style>
    <style:style style:name="T14" style:family="text">
      <style:text-properties officeooo:rsid="00465240"/>
    </style:style>
    <style:style style:name="T15" style:family="text">
      <style:text-properties officeooo:rsid="0048292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3">6</text:span> <text:span text:style-name="T1">Lab</text:span></text:p>
      <text:p text:style-name="P1">Peter Atkinson - 2555678</text:p>
      <text:p text:style-name="P1">Antoni Stevenet – <text:span text:style-name="T2">2557398</text:span></text:p>
      <text:p text:style-name="P1"/>
      <text:p text:style-name="P2">1. <text:span text:style-name="T7">Since anyone can edit Wikipedia, it's difficult to tell whether or not the information you are reading is from an authoritative source. Wikipedia would be a potentially suitable source of information for long-standing agreed upon facts (physics equations, for example) because any false changes would quickly be discovered and corrected. An example where Wikipedia would be an unsuitable source of information is a politician's entry during election season. One can imagine that there would be many attempts during this time to manipulate the information that appears in articles related to a political party.</text:span></text:p>
      <text:p text:style-name="P2"/>
      <text:p text:style-name="P5">2. <text:span text:style-name="T9">Shneiderman cites security breaches, identity theft, privacy violations, and the social disruptions of globalization as examples of the negative aspects of Web-based social interaction. While there are sociological and legal study apply each of some of those topics, I agree with Schneiderman in that they should also be considered by Web Scientists. Sociology can attempt to describe these phenomena and legal consequences may deter some from contributing to them but an interdisciplinary approach that includes Web Science seems like it would yield the best results in terms limiting the negative aspects of Web-based social interaction.</text:span></text:p>
      <text:p text:style-name="P5"/>
      <text:p text:style-name="P6">3. <text:span text:style-name="T8">If I wrote a novel, my decision to use a Creative Commons license would depend on the purpose of the novel. If I had high financial aspirations for the novel, I would not use a Creative Commons license because that would enable people to share it freely. If I wanted it to be available to a wide audience, I would use a Creative Commons license, likely CC BY-NC-ND so as to limit the chances that parts of it are taken out of context when used in other places.</text:span></text:p>
      <text:p text:style-name="P5"/>
      <text:p text:style-name="P5">4. <text:span text:style-name="T8">The long tail, in a business context, <text:s/>refers to the limited but persistent demand for a particular product or service after it's initial popularity wears off. Online shops can profit from the long tail because their reach is worldwide, as opposed to limited to a particular locale.</text:span></text:p>
      <text:p text:style-name="P5"/>
      <text:p text:style-name="P5">5. <text:span text:style-name="T10">The World Wide Web Consortium (W3C) was founded in 1994 by Tim Berners-Lee at MIT with support from DARPA (creator of ARPANET) and the European Commission. Its purpose is to provide standards for companies who's business involves the web. Companies, as well as nonprofit organizations, universities, individuals, and government entities can be members. As members, companies contribute to the development, acceptance, and adoption of new web standards as well as to the governing of the W3C itself. <text:s/>Recommendations go through a rigorous acceptance and testing process to ensure their theoretical and practical feasibility.</text:span></text:p>
      <text:p text:style-name="P5"/>
      <text:p text:style-name="P7">6. <text:tab/><text:span text:style-name="T11">a. Net Neurality: “the principle that Internet service providers should enable access to all content and applications regardless of the source, and without favouring or blocking particular products or websites.” (source: oxforddictionaries.com)</text:span></text:p>
      <text:p text:style-name="P7"><text:tab/><text:span text:style-name="T11">b. I agree with Tim Berners-Lee's statements that net neutrality is at risk of coming to an end and that if net neutrality were to end, it would hurt industries who's business depends on the openness of the web. However, my gut tells me that his doomsday sentiment may be somewhat overstated for the average citizen. One could sympathize with him, imagining he feels similar to J. Robert Oppenheimer, who watched the fruit of his work veer from the path that he imagined for it.</text:span></text:p>
      <text:p text:style-name="P5"/>
      <text:p text:style-name="P5">7. <text:tab/><text:span text:style-name="T12">a. Apple's position is to let customers choose how they want to subscribe to a newspaper (whether through iTunes or through the newspaper directly).</text:span></text:p>
      <text:p text:style-name="P5"><text:soft-page-break/><text:tab/><text:span text:style-name="T13">The European newspapers are against this because they predict (as do I) that most users would subscribe through Apple since it is a much easier process for the subscriber.</text:span></text:p>
      <text:p text:style-name="P8"><text:tab/><text:span text:style-name="T12">b. This doesn't seem to be a net neutrality issue, but rather a dispute of commercial interests. ISPs aren't involved in the dispute what so ever (based on the info in this article: http://www.bbc.co.uk/news/technology-12391899). Apple isn't blocking access to the newspaper outright (subscribers can still access a newspaper via Safari, for example). They do, however, want a cut of sales that go through their store.</text:span></text:p>
      <text:p text:style-name="P5"/>
      <text:p text:style-name="P5">8. <text:span text:style-name="T14">Pros:</text:span></text:p>
      <text:p text:style-name="P5"><text:tab/><text:span text:style-name="T14">Spotify makes it easy to discover new artists</text:span></text:p>
      <text:p text:style-name="P9">Cons:</text:p>
      <text:p text:style-name="P9"><text:tab/><text:span text:style-name="T15">They don't pay much to artists</text:span></text:p>
      <text:p text:style-name="P9"><text:tab/><text:span text:style-name="T15">Their selection will dwindle as their service loses popularity</text:span></text:p>
      <text:p text:style-name="P9"/>
      <text:p text:style-name="P10">Our opinion about online access to music: It's convenient and it gives artists the opportunity to promote and distribute their work independently.</text:p>
      <text:p text:style-name="P5"/>
      <text:p text:style-name="P4">9. One positive effect of reducing intenti<text:span text:style-name="T7">on</text:span>al false news is that it limits the spread of misinformation. A potential negative effect of this <text:span text:style-name="T7">is that some real news or satirical sites could be blocked on account of their having been falsely identified as hoaxes. People could also abuse the system in an effort to silence content they don't like.</text:span></text:p>
      <text:p text:style-name="P4"/>
      <text:p text:style-name="P3">10. Sites like data.gov <text:span text:style-name="T6">enable people to access government data with minimal barriers. This encourages accountability and provides an authoritative source for checking claims against. It also allows companies to learn valuable things about their potential customers. A potential danger of open data is that savvy use of this source of data could be used to breach people's privacy.</text:span></text:p>
      <text:p text:style-name="P3"/>
      <text:p text:style-name="P3">Bonus:</text:p>
      <text:p text:style-name="P3">DigiNotar was an internet security company that issued digital certificates. <text:span text:style-name="T5">Someone with access to</text:span> DigiNotar's <text:span text:style-name="T5">systems</text:span> issued fake certificates <text:span text:style-name="T5">that were then used to</text:span> hack 300 000 Iranian Gmail users<text:span text:style-name="T4">' accounts</text:span>. Browser vendors reacted to the security breach by blacklisting all certificates from DigiNotar. Since DigiNotar issued certificates for PKloverheid (Dutch government's Public-key infrastructure), <text:span text:style-name="T5">the Dutch government had to take control of DigiNotar in order to make the transition from DigiNotar's certificates to new certificates from other compan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1DT35M35S</meta:editing-duration>
    <meta:editing-cycles>31</meta:editing-cycles>
    <meta:generator>LibreOffice/4.3.5.2$MacOSX_X86_64 LibreOffice_project/3a87456aaa6a95c63eea1c1b3201acedf0751bd5</meta:generator>
    <dc:date>2015-01-24T19:25:57.005317000</dc:date>
    <meta:document-statistic meta:table-count="0" meta:image-count="0" meta:object-count="0" meta:page-count="2" meta:paragraph-count="23" meta:word-count="913" meta:character-count="5754" meta:non-whitespace-character-count="4853"/>
  </office:meta>
</office:document-meta>
</file>